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="none"/>
    </style:style>
    <style:style style:name="P1" style:family="paragraph" style:parent-style-name="Header">
      <style:text-properties style:font-name="HelveticaNeueLT Pro 55 Roman" fo:font-size="15pt" fo:language="ro" fo:country="RO" fo:font-weight="bold" officeooo:rsid="00093255" officeooo:paragraph-rsid="00093255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  <style:text-properties fo:language="ro" fo:country="RO"/>
    </style:style>
    <style:style style:name="P3" style:family="paragraph" style:parent-style-name="Standard">
      <style:paragraph-properties fo:line-height="150%" fo:text-align="justify" style:justify-single-word="false"/>
      <style:text-properties style:font-name="HelveticaNeueLT Pro 55 Roman" fo:font-size="13pt" fo:language="ro" fo:country="RO" officeooo:rsid="00093255" officeooo:paragraph-rsid="000ec7c2" style:font-size-asian="11.3500003814697pt" style:font-size-complex="13pt"/>
    </style:style>
    <style:style style:name="P4" style:family="paragraph" style:parent-style-name="Standard">
      <style:paragraph-properties fo:line-height="150%"/>
      <style:text-properties fo:color="#000000" fo:font-size="12pt" fo:background-color="transparent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2pt" fo:background-color="transparent" style:font-size-asian="12pt" style:font-size-complex="12pt"/>
    </style:style>
    <style:style style:name="P6" style:family="paragraph" style:parent-style-name="Standard">
      <style:paragraph-properties fo:line-height="150%"/>
      <style:text-properties fo:color="#000000" style:font-name="Consolas" fo:font-size="12pt" fo:background-color="transparen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Consolas" fo:font-size="12pt" fo:background-color="transparen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officeooo:rsid="000ec7c2" officeooo:paragraph-rsid="000ec7c2" style:font-size-asian="11.3500003814697pt" style:font-size-complex="13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0f8de1" officeooo:paragraph-rsid="000ec7c2" style:font-size-asian="11.3500003814697pt" style:font-style-asian="normal" style:font-size-complex="13pt" style:font-style-complex="normal"/>
    </style:style>
    <style:style style:name="P10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officeooo:rsid="000f474a" officeooo:paragraph-rsid="000f474a" style:font-size-asian="12pt" style:font-size-complex="12pt"/>
    </style:style>
    <style:style style:name="P11" style:family="paragraph" style:parent-style-name="Table_20_Contents">
      <style:paragraph-properties fo:line-height="150%" fo:text-align="end" style:justify-single-word="false"/>
      <style:text-properties fo:color="#808080" style:font-name="HelveticaNeueLT Pro 55 Roman" fo:font-size="12pt" officeooo:rsid="000f8de1" officeooo:paragraph-rsid="000f8de1" style:font-size-asian="12pt" style:font-size-complex="12pt"/>
    </style:style>
    <style:style style:name="P12" style:family="paragraph" style:parent-style-name="Standard" style:master-page-name="Standard">
      <style:paragraph-properties fo:line-height="150%" fo:text-align="justify" style:justify-single-word="false" style:page-number="37"/>
      <style:text-properties style:font-name="HelveticaNeueLT Pro 55 Roman" fo:font-size="15pt" fo:language="ro" fo:country="RO" officeooo:rsid="00093255" officeooo:paragraph-rsid="00093255" style:font-size-asian="13.1000003814697pt" style:font-size-complex="15pt"/>
    </style:style>
    <style:style style:name="P13" style:family="paragraph" style:parent-style-name="Standard">
      <style:paragraph-properties fo:line-height="150%"/>
      <style:text-properties fo:color="#000000" style:font-name="Consolas" fo:font-size="12pt" fo:background-color="transparent" style:font-size-asian="12pt" style:font-size-complex="12p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style:font-name="Consolas" fo:font-size="12pt" fo:background-color="transparent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style:font-name="Consolas" fo:font-size="12pt" officeooo:paragraph-rsid="000ec7c2" fo:background-color="transparent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Consolas" fo:font-size="12pt" fo:background-color="transparent" style:font-size-asian="12pt" style:font-size-complex="12pt"/>
    </style:style>
    <style:style style:name="T1" style:family="text">
      <style:text-properties style:font-name="Times New Roman" officeooo:rsid="000ec7c2"/>
    </style:style>
    <style:style style:name="T2" style:family="text">
      <style:text-properties style:font-name="Times New Roman" officeooo:rsid="000f474a"/>
    </style:style>
    <style:style style:name="T3" style:family="text">
      <style:text-properties style:font-name="Times New Roman" officeooo:rsid="000f8de1"/>
    </style:style>
    <style:style style:name="T4" style:family="text">
      <style:text-properties style:font-name="Times New Roman" fo:font-style="italic" officeooo:rsid="000f8de1" style:font-style-asian="italic" style:font-style-complex="italic"/>
    </style:style>
    <style:style style:name="T5" style:family="text">
      <style:text-properties style:font-name="Times New Roman" fo:font-style="normal" officeooo:rsid="000f8de1" style:font-style-asian="normal" style:font-style-complex="normal"/>
    </style:style>
    <style:style style:name="T6" style:family="text">
      <style:text-properties style:font-name="Times New Roman" fo:font-style="normal" officeooo:rsid="00108cf3" style:font-style-asian="normal" style:font-style-complex="normal"/>
    </style:style>
    <style:style style:name="T7" style:family="text">
      <style:text-properties style:font-name="Consolas"/>
    </style:style>
    <style:style style:name="T8" style:family="text">
      <style:text-properties style:font-name="Consolas" officeooo:rsid="000ec7c2"/>
    </style:style>
    <style:style style:name="T9" style:family="text">
      <style:text-properties style:font-name="Consolas" officeooo:rsid="000f8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3.3. Implementarea serviciului web</text:p>
      <text:p text:style-name="P3"><text:tab/><text:span text:style-name="T1">Un pas necesar pentru implementarea serviciului web este copierea motorului de șah în proiect. Rolul serviciului web este de a prelua o solicitare de la un client, de a interpreta această solicitare, a aplica modificările necesare și folosirea motorului de șah pentru a produce un rezultat. Acest rezultat este în cele din urmă returnat de către serviciul web. Astfel în alcătuirea serviciului intră două componente: componenta de găzduire și componenta ce se ocupă cu invocarea metodelor din motorul de șah. Componenta </text:span><text:span text:style-name="T2">care invocă metoda din motorul de șah</text:span><text:span text:style-name="T1"> este con</text:span><text:span text:style-name="T2">s</text:span><text:span text:style-name="T1">truită în felul următor(figura 35):</text:span>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[DllImport("ChessSmartAI.dll",</text:p>
            <text:p text:style-name="P15"><text:tab/>EntryPoint = "GetMove",</text:p>
            <text:p text:style-name="P15"><text:tab/>ExactSpelling = true,</text:p>
            <text:p text:style-name="P15"><text:tab/>CallingConvention = CallingConvention.Cdecl)]</text:p>
            <text:p text:style-name="P14">public static extern IntPtr GetMove(string fen, int depth);</text:p>
            <text:p text:style-name="P5"><text:span text:style-name="T7">// </text:span><text:span text:style-name="T8">prelucrarea rezultatului</text:span></text:p>
            <text:p text:style-name="P14">public string GetMoveResponse(string fen, int depth)</text:p>
            <text:p text:style-name="P6">{</text:p>
            <text:p text:style-name="P6"><text:tab/>var move = GetMove(fen, depth);</text:p>
            <text:p text:style-name="P6"><text:tab/>string result = Marshal.PtrToStringAnsi(move);</text:p>
            <text:p text:style-name="P6"><text:tab/>return result;</text:p>
            <text:p text:style-name="P6">}</text:p>
          </table:table-cell>
        </table:table-row>
        <table:table-row>
          <table:table-cell table:style-name="Table1.A2" office:value-type="string">
            <text:p text:style-name="P10">Figura 35</text:p>
            <text:p text:style-name="P10">Funcția de apel către motorul de șah</text:p>
          </table:table-cell>
        </table:table-row>
      </table:table>
      <text:p text:style-name="P8"><text:tab/></text:p>
      <text:p text:style-name="P3"><text:span text:style-name="T1"><text:tab/></text:span><text:span text:style-name="T3">Componenta de găzduirea costă în crearea unei clase </text:span><text:span text:style-name="T4">Controller</text:span><text:span text:style-name="T5"> care va primi solicitarea, adăugarea unei configurări specifice, care va specifica modul în care cererile sunt interpretate și pornirea unui server la o adresă menționată(figura 36)</text:span><text:span text:style-name="T6">[8]</text:span><text:span text:style-name="T5">.</text:span></text:p>
      <text:p text:style-name="P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7"><text:s text:c="4"/>public class ChessController : ApiController {</text:p>
            <text:p text:style-name="P6"><text:s text:c="8"/>public string Get(string fen, int depth) {</text:p>
            <text:p text:style-name="P4"><text:span text:style-name="T7"><text:tab/><text:tab/>// </text:span><text:span text:style-name="T9">apel către componenta de invocare</text:span></text:p>
            <text:p text:style-name="P6"><text:s text:c="8"/>}</text:p>
            <text:p text:style-name="P6"><text:s text:c="4"/>}</text:p>
            <text:p text:style-name="P7"/>
            <text:p text:style-name="P7"><text:s text:c="4"/>public class Startup {</text:p>
            <text:p text:style-name="P4"><text:span text:style-name="T7"><text:s text:c="8"/>public void Configuration(IAppBuilder appBuilder) </text:span><text:span text:style-name="T9">{</text:span></text:p>
            <text:p text:style-name="P6"><text:s text:c="12"/>var config = new HttpConfiguration();</text:p>
            <text:p text:style-name="P6"><text:s text:c="12"/>config.Routes.MapHttpRoute(</text:p>
            <text:p text:style-name="P6"><text:s text:c="16"/>name: "Default",</text:p>
            <text:p text:style-name="P6"><text:s text:c="16"/>routeTemplate: "{controller}/{id}",</text:p>
            <text:p text:style-name="P6"><text:s text:c="16"/>defaults: new { id = RouteParameter.Optional } );</text:p>
            <text:p text:style-name="P6"><text:s text:c="12"/>appBuilder.UseWebApi(config);</text:p>
            <text:p text:style-name="P6"><text:s text:c="8"/>}</text:p>
            <text:p text:style-name="P6"><text:s text:c="4"/>}</text:p>
            <text:p text:style-name="P6"/>
            <text:p text:style-name="P7"><text:s text:c="4"/>class Program {</text:p>
            <text:p text:style-name="P6"><text:s text:c="8"/>static void Main(string[] args) {</text:p>
            <text:p text:style-name="P6"><text:s text:c="12"/>string baseAddress = "http://localhost:9000/";</text:p>
            <text:p text:style-name="P6"><text:s text:c="12"/>using (WebApp.Start&lt;Startup&gt;(url: baseAddress)) {</text:p>
            <text:p text:style-name="P6"><text:s text:c="16"/>Console.ReadLine();</text:p>
            <text:p text:style-name="P6"><text:s text:c="12"/>}</text:p>
            <text:p text:style-name="P6"><text:s text:c="8"/>}</text:p>
            <text:p text:style-name="P6"><text:s text:c="4"/>}</text:p>
          </table:table-cell>
        </table:table-row>
        <table:table-row>
          <table:table-cell table:style-name="Table2.A2" office:value-type="string">
            <text:p text:style-name="P11">Figura 36</text:p>
            <text:p text:style-name="P11">Implementarea componentei de găzduire</text:p>
          </table:table-cell>
        </table:table-row>
      </table:table>
      <text:p text:style-name="P9"><text:tab/>Un exemplu de apel către serviciul web este: „localhost:9000/chess?fen=4k3%2Fpp5p%2F8%2Fb1p2p2%2F4n3%2F8%2F6r1%2F1K1r4+w+KQkq+-+0+1&amp;depth=6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093255" officeooo:paragraph-rsid="00093255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MP2"><text:page-number text:select-page="current">3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49S</meta:editing-duration>
    <meta:editing-cycles>10</meta:editing-cycles>
    <meta:generator>LibreOffice/4.4.3.2$Windows_x86 LibreOffice_project/88805f81e9fe61362df02b9941de8e38a9b5fd16</meta:generator>
    <dc:date>2015-06-23T00:25:06.397000000</dc:date>
    <meta:document-statistic meta:table-count="2" meta:image-count="0" meta:object-count="0" meta:page-count="2" meta:paragraph-count="46" meta:word-count="272" meta:character-count="2274" meta:non-whitespace-character-count="1827"/>
    <meta:user-defined meta:name="Info 1"/>
    <meta:user-defined meta:name="Info 2"/>
    <meta:user-defined meta:name="Info 3"/>
    <meta:user-defined meta:name="Info 4"/>
  </office:meta>
</office:document-meta>
</file>